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 :</text:p>
      <text:p text:style-name="P1"/>
      <text:p text:style-name="P2">Exercices procédures et fonctions :</text:p>
      <text:p text:style-name="P2"/>
      <text:p text:style-name="P3">FONCTION DemiSomme(réel a, réel b) : Réel</text:p>
      <text:p text:style-name="P3"/>
      <text:p text:style-name="P3">VARIABLES Réel : result</text:p>
      <text:p text:style-name="P3"/>
      <text:p text:style-name="P3">DÉBUT</text:p>
      <text:p text:style-name="P3"/>
      <text:p text:style-name="P3">{</text:p>
      <text:p text:style-name="P3">result ← <text:s/>a + b ;</text:p>
      <text:p text:style-name="P3">Retourner result /2 ;</text:p>
      <text:p text:style-name="P3">}</text:p>
      <text:p text:style-name="P3"/>
      <text:p text:style-name="P3">FIN</text:p>
      <text:p text:style-name="P3"/>
      <text:p text:style-name="P3"/>
      <text:p text:style-name="P3"/>
      <text:p text:style-name="P3">ALGORITHME DemiSomme</text:p>
      <text:p text:style-name="P3"/>
      <text:p text:style-name="P3">VARIABLES Réels : a,b,result ;</text:p>
      <text:p text:style-name="P3"/>
      <text:p text:style-name="P3">DÉBUT </text:p>
      <text:p text:style-name="P3"/>
      <text:p text:style-name="P3">{</text:p>
      <text:p text:style-name="P3"/>
      <text:p text:style-name="P3">Afficher « saisir a ? » ;</text:p>
      <text:p text:style-name="P3"/>
      <text:p text:style-name="P3">Lire a</text:p>
      <text:p text:style-name="P3"/>
      <text:p text:style-name="P3">Afficher « saisir b ? » ;</text:p>
      <text:p text:style-name="P3"/>
      <text:p text:style-name="P3">Lire b</text:p>
      <text:p text:style-name="P3"/>
      <text:p text:style-name="P3">result ← <text:s/>DemiSomme(a, b)</text:p>
      <text:p text:style-name="P3"/>
      <text:p text:style-name="P3">Afficher « votre résultat est : »Result « ; »</text:p>
      <text:p text:style-name="P3"/>
      <text:p text:style-name="P3">}</text:p>
      <text:p text:style-name="P3"/>
      <text:p text:style-name="P3">FIN</text:p>
      <text:p text:style-name="P3"/>
      <text:p text:style-name="P3"/>
      <text:p text:style-name="P3"/>
      <text:p text:style-name="P3"><text:soft-page-break/>FONCTION Cube(réel a) réel</text:p>
      <text:p text:style-name="P3"/>
      <text:p text:style-name="P3">VARIABLES Réel : result</text:p>
      <text:p text:style-name="P3"/>
      <text:p text:style-name="P3">DÉBUT</text:p>
      <text:p text:style-name="P3"/>
      <text:p text:style-name="P3">{</text:p>
      <text:p text:style-name="P3">result ← <text:s/>a**3 ;</text:p>
      <text:p text:style-name="P3">Retourner result</text:p>
      <text:p text:style-name="P3">}</text:p>
      <text:p text:style-name="P3"/>
      <text:p text:style-name="P3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0T08:47:37</meta:creation-date>
    <dc:date>2022-01-20T09:37:43</dc:date>
    <dc:creator>Jordan </dc:creator>
    <meta:editing-duration>PT34M56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2" meta:paragraph-count="30" meta:word-count="93" meta:character-count="437"/>
  </office:meta>
</office:document-meta>
</file>